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thres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4423979833722" calcext:value-type="float">
            <text:p>0.012442397983372</text:p>
          </table:table-cell>
          <table:table-cell office:value-type="string" calcext:value-type="string">
            <text:p>VGG11</text:p>
          </table:table-cell>
          <table:table-cell office:value-type="float" office:value="0.878" calcext:value-type="float">
            <text:p>0.8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4443583488464" calcext:value-type="float">
            <text:p>0.012444358348847</text:p>
          </table:table-cell>
          <table:table-cell office:value-type="string" calcext:value-type="string">
            <text:p>VGG11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23814843200147" calcext:value-type="float">
            <text:p>0.012381484320015</text:p>
          </table:table-cell>
          <table:table-cell office:value-type="string" calcext:value-type="string">
            <text:p>VGG11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23810863755643" calcext:value-type="float">
            <text:p>0.012381086375564</text:p>
          </table:table-cell>
          <table:table-cell office:value-type="string" calcext:value-type="string">
            <text:p>VGG11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3906400099397" calcext:value-type="float">
            <text:p>0.01239064000994</text:p>
          </table:table-cell>
          <table:table-cell office:value-type="string" calcext:value-type="string">
            <text:p>VGG11</text:p>
          </table:table-cell>
          <table:table-cell office:value-type="float" office:value="0.876" calcext:value-type="float">
            <text:p>0.876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23419933721423" calcext:value-type="float">
            <text:p>0.012341993372142</text:p>
          </table:table-cell>
          <table:table-cell office:value-type="string" calcext:value-type="string">
            <text:p>VGG11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23055515065789" calcext:value-type="float">
            <text:p>0.012305551506579</text:p>
          </table:table-cell>
          <table:table-cell office:value-type="string" calcext:value-type="string">
            <text:p>VGG11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22749077066779" calcext:value-type="float">
            <text:p>0.012274907706678</text:p>
          </table:table-cell>
          <table:table-cell office:value-type="string" calcext:value-type="string">
            <text:p>VGG11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2205415695906" calcext:value-type="float">
            <text:p>0.012220541569591</text:p>
          </table:table-cell>
          <table:table-cell office:value-type="string" calcext:value-type="string">
            <text:p>VGG11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21969982236624" calcext:value-type="float">
            <text:p>0.012196998223662</text:p>
          </table:table-cell>
          <table:table-cell office:value-type="string" calcext:value-type="string">
            <text:p>VGG11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21660202033818" calcext:value-type="float">
            <text:p>0.012166020203382</text:p>
          </table:table-cell>
          <table:table-cell office:value-type="string" calcext:value-type="string">
            <text:p>VGG11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21367674335837" calcext:value-type="float">
            <text:p>0.012136767433584</text:p>
          </table:table-cell>
          <table:table-cell office:value-type="string" calcext:value-type="string">
            <text:p>VGG11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2848964869976" calcext:value-type="float">
            <text:p>0.012284896486998</text:p>
          </table:table-cell>
          <table:table-cell office:value-type="string" calcext:value-type="string">
            <text:p>VGG11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20933197259903" calcext:value-type="float">
            <text:p>0.01209331972599</text:p>
          </table:table-cell>
          <table:table-cell office:value-type="string" calcext:value-type="string">
            <text:p>VGG11</text:p>
          </table:table-cell>
          <table:table-cell office:value-type="float" office:value="0.879" calcext:value-type="float">
            <text:p>0.879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1879957845062" calcext:value-type="float">
            <text:p>0.011879957845062</text:p>
          </table:table-cell>
          <table:table-cell office:value-type="string" calcext:value-type="string">
            <text:p>VGG11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19459119066596" calcext:value-type="float">
            <text:p>0.01194591190666</text:p>
          </table:table-cell>
          <table:table-cell office:value-type="string" calcext:value-type="string">
            <text:p>VGG11</text:p>
          </table:table-cell>
          <table:table-cell office:value-type="float" office:value="0.879" calcext:value-type="float">
            <text:p>0.879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20316704623401" calcext:value-type="float">
            <text:p>0.01203167046234</text:p>
          </table:table-cell>
          <table:table-cell office:value-type="string" calcext:value-type="string">
            <text:p>VGG11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21021994069219" calcext:value-type="float">
            <text:p>0.012102199406922</text:p>
          </table:table-cell>
          <table:table-cell office:value-type="string" calcext:value-type="string">
            <text:p>VGG11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29182339042425" calcext:value-type="float">
            <text:p>0.012918233904243</text:p>
          </table:table-cell>
          <table:table-cell office:value-type="string" calcext:value-type="string">
            <text:p>VGG11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05000115603209" calcext:value-type="float">
            <text:p>0.020500011560321</text:p>
          </table:table-cell>
          <table:table-cell office:value-type="string" calcext:value-type="string">
            <text:p>VGG11</text:p>
          </table:table-cell>
          <table:table-cell office:value-type="float" office:value="0.7779" calcext:value-type="float">
            <text:p>0.777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43259768724441" calcext:value-type="float">
            <text:p>0.034325976872444</text:p>
          </table:table-cell>
          <table:table-cell office:value-type="string" calcext:value-type="string">
            <text:p>VGG11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58449510204792" calcext:value-type="float">
            <text:p>0.058449510204792</text:p>
          </table:table-cell>
          <table:table-cell office:value-type="string" calcext:value-type="string">
            <text:p>VGG11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52991859555245" calcext:value-type="float">
            <text:p>0.065299185955525</text:p>
          </table:table-cell>
          <table:table-cell office:value-type="string" calcext:value-type="string">
            <text:p>VGG11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676627050161362" calcext:value-type="float">
            <text:p>0.067662705016136</text:p>
          </table:table-cell>
          <table:table-cell office:value-type="string" calcext:value-type="string">
            <text:p>VGG11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694871866226196" calcext:value-type="float">
            <text:p>0.06948718662262</text:p>
          </table:table-cell>
          <table:table-cell office:value-type="string" calcext:value-type="string">
            <text:p>VGG11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20736157536507" calcext:value-type="float">
            <text:p>0.072073615753651</text:p>
          </table:table-cell>
          <table:table-cell office:value-type="string" calcext:value-type="string">
            <text:p>VGG11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23470714688301" calcext:value-type="float">
            <text:p>0.07234707146883</text:p>
          </table:table-cell>
          <table:table-cell office:value-type="string" calcext:value-type="string">
            <text:p>VGG11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79081544399261" calcext:value-type="float">
            <text:p>0.077908154439926</text:p>
          </table:table-cell>
          <table:table-cell office:value-type="string" calcext:value-type="string">
            <text:p>VGG11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17481309704483" calcext:value-type="float">
            <text:p>0.011748130970448</text:p>
          </table:table-cell>
          <table:table-cell office:value-type="string" calcext:value-type="string">
            <text:p>VGG11</text:p>
          </table:table-cell>
          <table:table-cell office:value-type="float" office:value="0.8772" calcext:value-type="float">
            <text:p>0.87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16932173088193" calcext:value-type="float">
            <text:p>0.011693217308819</text:p>
          </table:table-cell>
          <table:table-cell office:value-type="string" calcext:value-type="string">
            <text:p>VGG11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834386900067" calcext:value-type="float">
            <text:p>0.011683438690007</text:p>
          </table:table-cell>
          <table:table-cell office:value-type="string" calcext:value-type="string">
            <text:p>VGG11</text:p>
          </table:table-cell>
          <table:table-cell office:value-type="float" office:value="0.879" calcext:value-type="float">
            <text:p>0.879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1618522631377" calcext:value-type="float">
            <text:p>0.011618522631377</text:p>
          </table:table-cell>
          <table:table-cell office:value-type="string" calcext:value-type="string">
            <text:p>VGG1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15695673584938" calcext:value-type="float">
            <text:p>0.011569567358494</text:p>
          </table:table-cell>
          <table:table-cell office:value-type="string" calcext:value-type="string">
            <text:p>VGG11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15377151317894" calcext:value-type="float">
            <text:p>0.01153771513179</text:p>
          </table:table-cell>
          <table:table-cell office:value-type="string" calcext:value-type="string">
            <text:p>VGG11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15732169620693" calcext:value-type="float">
            <text:p>0.011573216962069</text:p>
          </table:table-cell>
          <table:table-cell office:value-type="string" calcext:value-type="string">
            <text:p>VGG11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15708102226257" calcext:value-type="float">
            <text:p>0.011570810222626</text:p>
          </table:table-cell>
          <table:table-cell office:value-type="string" calcext:value-type="string">
            <text:p>VGG11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15459033556283" calcext:value-type="float">
            <text:p>0.011545903355628</text:p>
          </table:table-cell>
          <table:table-cell office:value-type="string" calcext:value-type="string">
            <text:p>VGG11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15510836035013" calcext:value-type="float">
            <text:p>0.011551083603501</text:p>
          </table:table-cell>
          <table:table-cell office:value-type="string" calcext:value-type="string">
            <text:p>VGG11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15507103718817" calcext:value-type="float">
            <text:p>0.011550710371882</text:p>
          </table:table-cell>
          <table:table-cell office:value-type="string" calcext:value-type="string">
            <text:p>VGG11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13248890720308" calcext:value-type="float">
            <text:p>0.011324889072031</text:p>
          </table:table-cell>
          <table:table-cell office:value-type="string" calcext:value-type="string">
            <text:p>VGG11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15730371415615" calcext:value-type="float">
            <text:p>0.011573037141562</text:p>
          </table:table-cell>
          <table:table-cell office:value-type="string" calcext:value-type="string">
            <text:p>VGG11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17389371149242" calcext:value-type="float">
            <text:p>0.011738937114924</text:p>
          </table:table-cell>
          <table:table-cell office:value-type="string" calcext:value-type="string">
            <text:p>VGG11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17906058683991" calcext:value-type="float">
            <text:p>0.011790605868399</text:p>
          </table:table-cell>
          <table:table-cell office:value-type="string" calcext:value-type="string">
            <text:p>VGG11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23803657881916" calcext:value-type="float">
            <text:p>0.012380365788192</text:p>
          </table:table-cell>
          <table:table-cell office:value-type="string" calcext:value-type="string">
            <text:p>VGG11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23945487812161" calcext:value-type="float">
            <text:p>0.012394548781216</text:p>
          </table:table-cell>
          <table:table-cell office:value-type="string" calcext:value-type="string">
            <text:p>VGG11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21073010414839" calcext:value-type="float">
            <text:p>0.012107301041484</text:p>
          </table:table-cell>
          <table:table-cell office:value-type="string" calcext:value-type="string">
            <text:p>VGG11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42462659336627" calcext:value-type="float">
            <text:p>0.014246265933663</text:p>
          </table:table-cell>
          <table:table-cell office:value-type="string" calcext:value-type="string">
            <text:p>VGG11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0381232920289" calcext:value-type="float">
            <text:p>0.020381232920289</text:p>
          </table:table-cell>
          <table:table-cell office:value-type="string" calcext:value-type="string">
            <text:p>VGG11</text:p>
          </table:table-cell>
          <table:table-cell office:value-type="float" office:value="0.7781" calcext:value-type="float">
            <text:p>0.778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64763800024986" calcext:value-type="float">
            <text:p>0.046476380002499</text:p>
          </table:table-cell>
          <table:table-cell office:value-type="string" calcext:value-type="string">
            <text:p>VGG11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62804961919785" calcext:value-type="float">
            <text:p>0.046280496191979</text:p>
          </table:table-cell>
          <table:table-cell office:value-type="string" calcext:value-type="string">
            <text:p>VGG11</text:p>
          </table:table-cell>
          <table:table-cell office:value-type="float" office:value="0.505" calcext:value-type="float">
            <text:p>0.50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23834640622139" calcext:value-type="float">
            <text:p>0.052383464062214</text:p>
          </table:table-cell>
          <table:table-cell office:value-type="string" calcext:value-type="string">
            <text:p>VGG11</text:p>
          </table:table-cell>
          <table:table-cell office:value-type="float" office:value="0.4201" calcext:value-type="float">
            <text:p>0.420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58322226536274" calcext:value-type="float">
            <text:p>0.058322226536274</text:p>
          </table:table-cell>
          <table:table-cell office:value-type="string" calcext:value-type="string">
            <text:p>VGG11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639098331570625" calcext:value-type="float">
            <text:p>0.063909833157063</text:p>
          </table:table-cell>
          <table:table-cell office:value-type="string" calcext:value-type="string">
            <text:p>VGG11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6913845089674" calcext:value-type="float">
            <text:p>0.06913845089674</text:p>
          </table:table-cell>
          <table:table-cell office:value-type="string" calcext:value-type="string">
            <text:p>VGG11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759824389100075" calcext:value-type="float">
            <text:p>0.075982438910008</text:p>
          </table:table-cell>
          <table:table-cell office:value-type="string" calcext:value-type="string">
            <text:p>VGG11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800275549650192" calcext:value-type="float">
            <text:p>0.080027554965019</text:p>
          </table:table-cell>
          <table:table-cell office:value-type="string" calcext:value-type="string">
            <text:p>VGG11</text:p>
          </table:table-cell>
          <table:table-cell office:value-type="float" office:value="0.122" calcext:value-type="float">
            <text:p>0.12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17718805029988" calcext:value-type="float">
            <text:p>0.011771880502999</text:p>
          </table:table-cell>
          <table:table-cell office:value-type="string" calcext:value-type="string">
            <text:p>VGG11</text:p>
          </table:table-cell>
          <table:table-cell office:value-type="float" office:value="0.8792" calcext:value-type="float">
            <text:p>0.87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17691454514861" calcext:value-type="float">
            <text:p>0.011769145451486</text:p>
          </table:table-cell>
          <table:table-cell office:value-type="string" calcext:value-type="string">
            <text:p>VGG11</text:p>
          </table:table-cell>
          <table:table-cell office:value-type="float" office:value="0.878" calcext:value-type="float">
            <text:p>0.878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1747315877676" calcext:value-type="float">
            <text:p>0.011747315877676</text:p>
          </table:table-cell>
          <table:table-cell office:value-type="string" calcext:value-type="string">
            <text:p>VGG11</text:p>
          </table:table-cell>
          <table:table-cell office:value-type="float" office:value="0.879" calcext:value-type="float">
            <text:p>0.879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17121852852404" calcext:value-type="float">
            <text:p>0.011712185285241</text:p>
          </table:table-cell>
          <table:table-cell office:value-type="string" calcext:value-type="string">
            <text:p>VGG11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16573117695749" calcext:value-type="float">
            <text:p>0.011657311769575</text:p>
          </table:table-cell>
          <table:table-cell office:value-type="string" calcext:value-type="string">
            <text:p>VGG11</text:p>
          </table:table-cell>
          <table:table-cell office:value-type="float" office:value="0.88" calcext:value-type="float">
            <text:p>0.88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15891295477748" calcext:value-type="float">
            <text:p>0.011589129547775</text:p>
          </table:table-cell>
          <table:table-cell office:value-type="string" calcext:value-type="string">
            <text:p>VGG1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15762044191361" calcext:value-type="float">
            <text:p>0.011576204419136</text:p>
          </table:table-cell>
          <table:table-cell office:value-type="string" calcext:value-type="string">
            <text:p>VGG11</text:p>
          </table:table-cell>
          <table:table-cell office:value-type="float" office:value="0.8826" calcext:value-type="float">
            <text:p>0.8826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15975691653788" calcext:value-type="float">
            <text:p>0.011597569165379</text:p>
          </table:table-cell>
          <table:table-cell office:value-type="string" calcext:value-type="string">
            <text:p>VGG11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15827401332557" calcext:value-type="float">
            <text:p>0.011582740133256</text:p>
          </table:table-cell>
          <table:table-cell office:value-type="string" calcext:value-type="string">
            <text:p>VGG11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16054362006486" calcext:value-type="float">
            <text:p>0.011605436200649</text:p>
          </table:table-cell>
          <table:table-cell office:value-type="string" calcext:value-type="string">
            <text:p>VGG11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15623384729028" calcext:value-type="float">
            <text:p>0.011562338472903</text:p>
          </table:table-cell>
          <table:table-cell office:value-type="string" calcext:value-type="string">
            <text:p>VGG11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1546021643281" calcext:value-type="float">
            <text:p>0.011546021643281</text:p>
          </table:table-cell>
          <table:table-cell office:value-type="string" calcext:value-type="string">
            <text:p>VGG11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1555507401377" calcext:value-type="float">
            <text:p>0.011555507401377</text:p>
          </table:table-cell>
          <table:table-cell office:value-type="string" calcext:value-type="string">
            <text:p>VGG11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14636591345072" calcext:value-type="float">
            <text:p>0.011463659134507</text:p>
          </table:table-cell>
          <table:table-cell office:value-type="string" calcext:value-type="string">
            <text:p>VGG11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16471689663827" calcext:value-type="float">
            <text:p>0.011647168966383</text:p>
          </table:table-cell>
          <table:table-cell office:value-type="string" calcext:value-type="string">
            <text:p>VGG11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17253318436444" calcext:value-type="float">
            <text:p>0.011725331843644</text:p>
          </table:table-cell>
          <table:table-cell office:value-type="string" calcext:value-type="string">
            <text:p>VGG11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17503442063928" calcext:value-type="float">
            <text:p>0.011750344206393</text:p>
          </table:table-cell>
          <table:table-cell office:value-type="string" calcext:value-type="string">
            <text:p>VGG11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17197905667126" calcext:value-type="float">
            <text:p>0.011719790566713</text:p>
          </table:table-cell>
          <table:table-cell office:value-type="string" calcext:value-type="string">
            <text:p>VGG11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32268621861935" calcext:value-type="float">
            <text:p>0.013226862186194</text:p>
          </table:table-cell>
          <table:table-cell office:value-type="string" calcext:value-type="string">
            <text:p>VGG11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74541631251574" calcext:value-type="float">
            <text:p>0.017454163125157</text:p>
          </table:table-cell>
          <table:table-cell office:value-type="string" calcext:value-type="string">
            <text:p>VGG11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419973307192326" calcext:value-type="float">
            <text:p>0.041997330719233</text:p>
          </table:table-cell>
          <table:table-cell office:value-type="string" calcext:value-type="string">
            <text:p>VGG1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458804779231548" calcext:value-type="float">
            <text:p>0.045880477923155</text:p>
          </table:table-cell>
          <table:table-cell office:value-type="string" calcext:value-type="string">
            <text:p>VGG11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51797237610817" calcext:value-type="float">
            <text:p>0.051797237610817</text:p>
          </table:table-cell>
          <table:table-cell office:value-type="string" calcext:value-type="string">
            <text:p>VGG11</text:p>
          </table:table-cell>
          <table:table-cell office:value-type="float" office:value="0.3661" calcext:value-type="float">
            <text:p>0.366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635950895428658" calcext:value-type="float">
            <text:p>0.063595089542866</text:p>
          </table:table-cell>
          <table:table-cell office:value-type="string" calcext:value-type="string">
            <text:p>VGG11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52153916358948" calcext:value-type="float">
            <text:p>0.075215391635895</text:p>
          </table:table-cell>
          <table:table-cell office:value-type="string" calcext:value-type="string">
            <text:p>VGG1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72552687883377" calcext:value-type="float">
            <text:p>0.077255268788338</text:p>
          </table:table-cell>
          <table:table-cell office:value-type="string" calcext:value-type="string">
            <text:p>VGG11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813727759957314" calcext:value-type="float">
            <text:p>0.081372775995731</text:p>
          </table:table-cell>
          <table:table-cell office:value-type="string" calcext:value-type="string">
            <text:p>VGG11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83210925078392" calcext:value-type="float">
            <text:p>0.083210925078392</text:p>
          </table:table-cell>
          <table:table-cell office:value-type="string" calcext:value-type="string">
            <text:p>VGG11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14528762027621" calcext:value-type="float">
            <text:p>0.011452876202762</text:p>
          </table:table-cell>
          <table:table-cell office:value-type="string" calcext:value-type="string">
            <text:p>VGG11</text:p>
          </table:table-cell>
          <table:table-cell office:value-type="float" office:value="0.8793" calcext:value-type="float">
            <text:p>0.87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13928367696703" calcext:value-type="float">
            <text:p>0.01139283676967</text:p>
          </table:table-cell>
          <table:table-cell office:value-type="string" calcext:value-type="string">
            <text:p>VGG11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13924715951085" calcext:value-type="float">
            <text:p>0.011392471595109</text:p>
          </table:table-cell>
          <table:table-cell office:value-type="string" calcext:value-type="string">
            <text:p>VGG11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13860576681793" calcext:value-type="float">
            <text:p>0.011386057668179</text:p>
          </table:table-cell>
          <table:table-cell office:value-type="string" calcext:value-type="string">
            <text:p>VGG11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13122618682683" calcext:value-type="float">
            <text:p>0.011312261868268</text:p>
          </table:table-cell>
          <table:table-cell office:value-type="string" calcext:value-type="string">
            <text:p>VGG11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13544034942985" calcext:value-type="float">
            <text:p>0.011354403494299</text:p>
          </table:table-cell>
          <table:table-cell office:value-type="string" calcext:value-type="string">
            <text:p>VGG11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1360311499238" calcext:value-type="float">
            <text:p>0.011360311499238</text:p>
          </table:table-cell>
          <table:table-cell office:value-type="string" calcext:value-type="string">
            <text:p>VGG11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13470147609711" calcext:value-type="float">
            <text:p>0.011347014760971</text:p>
          </table:table-cell>
          <table:table-cell office:value-type="string" calcext:value-type="string">
            <text:p>VGG11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1375597140193" calcext:value-type="float">
            <text:p>0.011375597140193</text:p>
          </table:table-cell>
          <table:table-cell office:value-type="string" calcext:value-type="string">
            <text:p>VGG11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13452403858304" calcext:value-type="float">
            <text:p>0.01134524038583</text:p>
          </table:table-cell>
          <table:table-cell office:value-type="string" calcext:value-type="string">
            <text:p>VGG11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13063623212278" calcext:value-type="float">
            <text:p>0.011306362321228</text:p>
          </table:table-cell>
          <table:table-cell office:value-type="string" calcext:value-type="string">
            <text:p>VGG11</text:p>
          </table:table-cell>
          <table:table-cell office:value-type="float" office:value="0.881" calcext:value-type="float">
            <text:p>0.881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12841519720852" calcext:value-type="float">
            <text:p>0.011284151972085</text:p>
          </table:table-cell>
          <table:table-cell office:value-type="string" calcext:value-type="string">
            <text:p>VGG11</text:p>
          </table:table-cell>
          <table:table-cell office:value-type="float" office:value="0.881" calcext:value-type="float">
            <text:p>0.881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13786608614028" calcext:value-type="float">
            <text:p>0.011378660861403</text:p>
          </table:table-cell>
          <table:table-cell office:value-type="string" calcext:value-type="string">
            <text:p>VGG11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1451080571115" calcext:value-type="float">
            <text:p>0.011451080571115</text:p>
          </table:table-cell>
          <table:table-cell office:value-type="string" calcext:value-type="string">
            <text:p>VGG11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14848572514951" calcext:value-type="float">
            <text:p>0.011484857251495</text:p>
          </table:table-cell>
          <table:table-cell office:value-type="string" calcext:value-type="string">
            <text:p>VGG11</text:p>
          </table:table-cell>
          <table:table-cell office:value-type="float" office:value="0.878" calcext:value-type="float">
            <text:p>0.878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16949024140835" calcext:value-type="float">
            <text:p>0.011694902414084</text:p>
          </table:table-cell>
          <table:table-cell office:value-type="string" calcext:value-type="string">
            <text:p>VGG11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18436064258218" calcext:value-type="float">
            <text:p>0.011843606425822</text:p>
          </table:table-cell>
          <table:table-cell office:value-type="string" calcext:value-type="string">
            <text:p>VGG11</text:p>
          </table:table-cell>
          <table:table-cell office:value-type="float" office:value="0.8744" calcext:value-type="float">
            <text:p>0.8744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1986627727747" calcext:value-type="float">
            <text:p>0.011986627727747</text:p>
          </table:table-cell>
          <table:table-cell office:value-type="string" calcext:value-type="string">
            <text:p>VGG11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25572793416679" calcext:value-type="float">
            <text:p>0.012557279341668</text:p>
          </table:table-cell>
          <table:table-cell office:value-type="string" calcext:value-type="string">
            <text:p>VGG11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213716838955879" calcext:value-type="float">
            <text:p>0.021371683895588</text:p>
          </table:table-cell>
          <table:table-cell office:value-type="string" calcext:value-type="string">
            <text:p>VGG11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316409536540508" calcext:value-type="float">
            <text:p>0.031640953654051</text:p>
          </table:table-cell>
          <table:table-cell office:value-type="string" calcext:value-type="string">
            <text:p>VGG11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24317542076111" calcext:value-type="float">
            <text:p>0.052431754207611</text:p>
          </table:table-cell>
          <table:table-cell office:value-type="string" calcext:value-type="string">
            <text:p>VGG11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92483043193817" calcext:value-type="float">
            <text:p>0.059248304319382</text:p>
          </table:table-cell>
          <table:table-cell office:value-type="string" calcext:value-type="string">
            <text:p>VGG11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617818331956863" calcext:value-type="float">
            <text:p>0.061781833195686</text:p>
          </table:table-cell>
          <table:table-cell office:value-type="string" calcext:value-type="string">
            <text:p>VGG11</text:p>
          </table:table-cell>
          <table:table-cell office:value-type="float" office:value="0.306" calcext:value-type="float">
            <text:p>0.30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653543242335319" calcext:value-type="float">
            <text:p>0.065354324233532</text:p>
          </table:table-cell>
          <table:table-cell office:value-type="string" calcext:value-type="string">
            <text:p>VGG11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691255667567253" calcext:value-type="float">
            <text:p>0.069125566756725</text:p>
          </table:table-cell>
          <table:table-cell office:value-type="string" calcext:value-type="string">
            <text:p>VGG11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748357639312744" calcext:value-type="float">
            <text:p>0.074835763931275</text:p>
          </table:table-cell>
          <table:table-cell office:value-type="string" calcext:value-type="string">
            <text:p>VGG11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789980217218399" calcext:value-type="float">
            <text:p>0.07899802172184</text:p>
          </table:table-cell>
          <table:table-cell office:value-type="string" calcext:value-type="string">
            <text:p>VGG11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116016558118165" calcext:value-type="float">
            <text:p>0.011601655811817</text:p>
          </table:table-cell>
          <table:table-cell office:value-type="string" calcext:value-type="string">
            <text:p>VGG11</text:p>
          </table:table-cell>
          <table:table-cell office:value-type="float" office:value="0.8799" calcext:value-type="float">
            <text:p>0.87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116434832260013" calcext:value-type="float">
            <text:p>0.011643483226001</text:p>
          </table:table-cell>
          <table:table-cell office:value-type="string" calcext:value-type="string">
            <text:p>VGG11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114910422466695" calcext:value-type="float">
            <text:p>0.01149104224667</text:p>
          </table:table-cell>
          <table:table-cell office:value-type="string" calcext:value-type="string">
            <text:p>VGG11</text:p>
          </table:table-cell>
          <table:table-cell office:value-type="float" office:value="0.881" calcext:value-type="float">
            <text:p>0.881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113804172217846" calcext:value-type="float">
            <text:p>0.011380417221785</text:p>
          </table:table-cell>
          <table:table-cell office:value-type="string" calcext:value-type="string">
            <text:p>VGG11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11173108138144" calcext:value-type="float">
            <text:p>0.011117310813814</text:p>
          </table:table-cell>
          <table:table-cell office:value-type="string" calcext:value-type="string">
            <text:p>VGG11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11165561068058" calcext:value-type="float">
            <text:p>0.011165561068058</text:p>
          </table:table-cell>
          <table:table-cell office:value-type="string" calcext:value-type="string">
            <text:p>VGG11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11093140847981" calcext:value-type="float">
            <text:p>0.011093140847981</text:p>
          </table:table-cell>
          <table:table-cell office:value-type="string" calcext:value-type="string">
            <text:p>VGG11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1068660556525" calcext:value-type="float">
            <text:p>0.011068660556525</text:p>
          </table:table-cell>
          <table:table-cell office:value-type="string" calcext:value-type="string">
            <text:p>VGG11</text:p>
          </table:table-cell>
          <table:table-cell office:value-type="float" office:value="0.884" calcext:value-type="float">
            <text:p>0.884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10906752586365" calcext:value-type="float">
            <text:p>0.011090675258637</text:p>
          </table:table-cell>
          <table:table-cell office:value-type="string" calcext:value-type="string">
            <text:p>VGG11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10184127546847" calcext:value-type="float">
            <text:p>0.011018412754685</text:p>
          </table:table-cell>
          <table:table-cell office:value-type="string" calcext:value-type="string">
            <text:p>VGG11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111556408464909" calcext:value-type="float">
            <text:p>0.011155640846491</text:p>
          </table:table-cell>
          <table:table-cell office:value-type="string" calcext:value-type="string">
            <text:p>VGG11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110657686285675" calcext:value-type="float">
            <text:p>0.011065768628568</text:p>
          </table:table-cell>
          <table:table-cell office:value-type="string" calcext:value-type="string">
            <text:p>VGG11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110773757584393" calcext:value-type="float">
            <text:p>0.011077375758439</text:p>
          </table:table-cell>
          <table:table-cell office:value-type="string" calcext:value-type="string">
            <text:p>VGG1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108330545648932" calcext:value-type="float">
            <text:p>0.010833054564893</text:p>
          </table:table-cell>
          <table:table-cell office:value-type="string" calcext:value-type="string">
            <text:p>VGG11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109348389133811" calcext:value-type="float">
            <text:p>0.010934838913381</text:p>
          </table:table-cell>
          <table:table-cell office:value-type="string" calcext:value-type="string">
            <text:p>VGG11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110077112443745" calcext:value-type="float">
            <text:p>0.011007711244375</text:p>
          </table:table-cell>
          <table:table-cell office:value-type="string" calcext:value-type="string">
            <text:p>VGG11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09848332606256" calcext:value-type="float">
            <text:p>0.010984833260626</text:p>
          </table:table-cell>
          <table:table-cell office:value-type="string" calcext:value-type="string">
            <text:p>VGG11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114685471087694" calcext:value-type="float">
            <text:p>0.01146854710877</text:p>
          </table:table-cell>
          <table:table-cell office:value-type="string" calcext:value-type="string">
            <text:p>VGG11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18049012050033" calcext:value-type="float">
            <text:p>0.011804901205003</text:p>
          </table:table-cell>
          <table:table-cell office:value-type="string" calcext:value-type="string">
            <text:p>VGG11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184484869614244" calcext:value-type="float">
            <text:p>0.018448486961424</text:p>
          </table:table-cell>
          <table:table-cell office:value-type="string" calcext:value-type="string">
            <text:p>VGG11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487553311288357" calcext:value-type="float">
            <text:p>0.048755331128836</text:p>
          </table:table-cell>
          <table:table-cell office:value-type="string" calcext:value-type="string">
            <text:p>VGG11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550672527313232" calcext:value-type="float">
            <text:p>0.055067252731323</text:p>
          </table:table-cell>
          <table:table-cell office:value-type="string" calcext:value-type="string">
            <text:p>VGG11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588690682291985" calcext:value-type="float">
            <text:p>0.058869068229199</text:p>
          </table:table-cell>
          <table:table-cell office:value-type="string" calcext:value-type="string">
            <text:p>VGG11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667853568315506" calcext:value-type="float">
            <text:p>0.066785356831551</text:p>
          </table:table-cell>
          <table:table-cell office:value-type="string" calcext:value-type="string">
            <text:p>VGG11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807479931592941" calcext:value-type="float">
            <text:p>0.080747993159294</text:p>
          </table:table-cell>
          <table:table-cell office:value-type="string" calcext:value-type="string">
            <text:p>VGG11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851955873012543" calcext:value-type="float">
            <text:p>0.085195587301254</text:p>
          </table:table-cell>
          <table:table-cell office:value-type="string" calcext:value-type="string">
            <text:p>VGG11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891636662960052" calcext:value-type="float">
            <text:p>0.089163666296005</text:p>
          </table:table-cell>
          <table:table-cell office:value-type="string" calcext:value-type="string">
            <text:p>VGG11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910782820701599" calcext:value-type="float">
            <text:p>0.09107828207016</text:p>
          </table:table-cell>
          <table:table-cell office:value-type="string" calcext:value-type="string">
            <text:p>VGG1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114588827967644" calcext:value-type="float">
            <text:p>0.011458882796764</text:p>
          </table:table-cell>
          <table:table-cell office:value-type="string" calcext:value-type="string">
            <text:p>VGG11</text:p>
          </table:table-cell>
          <table:table-cell office:value-type="float" office:value="0.8822" calcext:value-type="float">
            <text:p>0.88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113583836607635" calcext:value-type="float">
            <text:p>0.011358383660764</text:p>
          </table:table-cell>
          <table:table-cell office:value-type="string" calcext:value-type="string">
            <text:p>VGG11</text:p>
          </table:table-cell>
          <table:table-cell office:value-type="float" office:value="0.883" calcext:value-type="float">
            <text:p>0.883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112509519778192" calcext:value-type="float">
            <text:p>0.011250951977819</text:p>
          </table:table-cell>
          <table:table-cell office:value-type="string" calcext:value-type="string">
            <text:p>VGG11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112580936960876" calcext:value-type="float">
            <text:p>0.011258093696088</text:p>
          </table:table-cell>
          <table:table-cell office:value-type="string" calcext:value-type="string">
            <text:p>VGG1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111723294958472" calcext:value-type="float">
            <text:p>0.011172329495847</text:p>
          </table:table-cell>
          <table:table-cell office:value-type="string" calcext:value-type="string">
            <text:p>VGG11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111516135044396" calcext:value-type="float">
            <text:p>0.01115161350444</text:p>
          </table:table-cell>
          <table:table-cell office:value-type="string" calcext:value-type="string">
            <text:p>VGG11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111496469341218" calcext:value-type="float">
            <text:p>0.011149646934122</text:p>
          </table:table-cell>
          <table:table-cell office:value-type="string" calcext:value-type="string">
            <text:p>VGG11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111229191988707" calcext:value-type="float">
            <text:p>0.011122919198871</text:p>
          </table:table-cell>
          <table:table-cell office:value-type="string" calcext:value-type="string">
            <text:p>VGG11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111183333240449" calcext:value-type="float">
            <text:p>0.011118333324045</text:p>
          </table:table-cell>
          <table:table-cell office:value-type="string" calcext:value-type="string">
            <text:p>VGG11</text:p>
          </table:table-cell>
          <table:table-cell office:value-type="float" office:value="0.884" calcext:value-type="float">
            <text:p>0.884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111173259489238" calcext:value-type="float">
            <text:p>0.011117325948924</text:p>
          </table:table-cell>
          <table:table-cell office:value-type="string" calcext:value-type="string">
            <text:p>VGG11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10686476156116" calcext:value-type="float">
            <text:p>0.011068647615612</text:p>
          </table:table-cell>
          <table:table-cell office:value-type="string" calcext:value-type="string">
            <text:p>VGG11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09289771042764" calcext:value-type="float">
            <text:p>0.010928977104277</text:p>
          </table:table-cell>
          <table:table-cell office:value-type="string" calcext:value-type="string">
            <text:p>VGG11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109759206965566" calcext:value-type="float">
            <text:p>0.010975920696557</text:p>
          </table:table-cell>
          <table:table-cell office:value-type="string" calcext:value-type="string">
            <text:p>VGG11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110326863385737" calcext:value-type="float">
            <text:p>0.011032686338574</text:p>
          </table:table-cell>
          <table:table-cell office:value-type="string" calcext:value-type="string">
            <text:p>VGG11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112580378897488" calcext:value-type="float">
            <text:p>0.011258037889749</text:p>
          </table:table-cell>
          <table:table-cell office:value-type="string" calcext:value-type="string">
            <text:p>VGG11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112877609923482" calcext:value-type="float">
            <text:p>0.011287760992348</text:p>
          </table:table-cell>
          <table:table-cell office:value-type="string" calcext:value-type="string">
            <text:p>VGG11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114782298780978" calcext:value-type="float">
            <text:p>0.011478229878098</text:p>
          </table:table-cell>
          <table:table-cell office:value-type="string" calcext:value-type="string">
            <text:p>VGG11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118502765633166" calcext:value-type="float">
            <text:p>0.011850276563317</text:p>
          </table:table-cell>
          <table:table-cell office:value-type="string" calcext:value-type="string">
            <text:p>VGG11</text:p>
          </table:table-cell>
          <table:table-cell office:value-type="float" office:value="0.8716" calcext:value-type="float">
            <text:p>0.8716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13949835459888" calcext:value-type="float">
            <text:p>0.013949835459888</text:p>
          </table:table-cell>
          <table:table-cell office:value-type="string" calcext:value-type="string">
            <text:p>VGG11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34888576567173" calcext:value-type="float">
            <text:p>0.023488857656717</text:p>
          </table:table-cell>
          <table:table-cell office:value-type="string" calcext:value-type="string">
            <text:p>VGG11</text:p>
          </table:table-cell>
          <table:table-cell office:value-type="float" office:value="0.7518" calcext:value-type="float">
            <text:p>0.751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99100009083748" calcext:value-type="float">
            <text:p>0.039910000908375</text:p>
          </table:table-cell>
          <table:table-cell office:value-type="string" calcext:value-type="string">
            <text:p>VGG11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484871787190437" calcext:value-type="float">
            <text:p>0.048487178719044</text:p>
          </table:table-cell>
          <table:table-cell office:value-type="string" calcext:value-type="string">
            <text:p>VGG11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520532724618912" calcext:value-type="float">
            <text:p>0.052053272461891</text:p>
          </table:table-cell>
          <table:table-cell office:value-type="string" calcext:value-type="string">
            <text:p>VGG11</text:p>
          </table:table-cell>
          <table:table-cell office:value-type="float" office:value="0.4319" calcext:value-type="float">
            <text:p>0.431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586280670523644" calcext:value-type="float">
            <text:p>0.058628067052364</text:p>
          </table:table-cell>
          <table:table-cell office:value-type="string" calcext:value-type="string">
            <text:p>VGG11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663427662134171" calcext:value-type="float">
            <text:p>0.066342766213417</text:p>
          </table:table-cell>
          <table:table-cell office:value-type="string" calcext:value-type="string">
            <text:p>VGG11</text:p>
          </table:table-cell>
          <table:table-cell office:value-type="float" office:value="0.2354" calcext:value-type="float">
            <text:p>0.2354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693253913760185" calcext:value-type="float">
            <text:p>0.069325391376019</text:p>
          </table:table-cell>
          <table:table-cell office:value-type="string" calcext:value-type="string">
            <text:p>VGG11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738152661561966" calcext:value-type="float">
            <text:p>0.073815266156197</text:p>
          </table:table-cell>
          <table:table-cell office:value-type="string" calcext:value-type="string">
            <text:p>VGG1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799971455097199" calcext:value-type="float">
            <text:p>0.07999714550972</text:p>
          </table:table-cell>
          <table:table-cell office:value-type="string" calcext:value-type="string">
            <text:p>VGG11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110483592540026" calcext:value-type="float">
            <text:p>0.011048359254003</text:p>
          </table:table-cell>
          <table:table-cell office:value-type="string" calcext:value-type="string">
            <text:p>VGG11</text:p>
          </table:table-cell>
          <table:table-cell office:value-type="float" office:value="0.8848" calcext:value-type="float">
            <text:p>0.88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110460643790662" calcext:value-type="float">
            <text:p>0.011046064379066</text:p>
          </table:table-cell>
          <table:table-cell office:value-type="string" calcext:value-type="string">
            <text:p>VGG11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110307643674314" calcext:value-type="float">
            <text:p>0.011030764367431</text:p>
          </table:table-cell>
          <table:table-cell office:value-type="string" calcext:value-type="string">
            <text:p>VGG11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110589734554291" calcext:value-type="float">
            <text:p>0.011058973455429</text:p>
          </table:table-cell>
          <table:table-cell office:value-type="string" calcext:value-type="string">
            <text:p>VGG11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110542362555861" calcext:value-type="float">
            <text:p>0.011054236255586</text:p>
          </table:table-cell>
          <table:table-cell office:value-type="string" calcext:value-type="string">
            <text:p>VGG11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110644265733659" calcext:value-type="float">
            <text:p>0.011064426573366</text:p>
          </table:table-cell>
          <table:table-cell office:value-type="string" calcext:value-type="string">
            <text:p>VGG11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110317360147834" calcext:value-type="float">
            <text:p>0.011031736014783</text:p>
          </table:table-cell>
          <table:table-cell office:value-type="string" calcext:value-type="string">
            <text:p>VGG11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110275171667337" calcext:value-type="float">
            <text:p>0.011027517166734</text:p>
          </table:table-cell>
          <table:table-cell office:value-type="string" calcext:value-type="string">
            <text:p>VGG11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11113873860985" calcext:value-type="float">
            <text:p>0.011113873860985</text:p>
          </table:table-cell>
          <table:table-cell office:value-type="string" calcext:value-type="string">
            <text:p>VGG11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111242982208729" calcext:value-type="float">
            <text:p>0.011124298220873</text:p>
          </table:table-cell>
          <table:table-cell office:value-type="string" calcext:value-type="string">
            <text:p>VGG11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111045377202332" calcext:value-type="float">
            <text:p>0.011104537720233</text:p>
          </table:table-cell>
          <table:table-cell office:value-type="string" calcext:value-type="string">
            <text:p>VGG11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11083100232482" calcext:value-type="float">
            <text:p>0.011083100232482</text:p>
          </table:table-cell>
          <table:table-cell office:value-type="string" calcext:value-type="string">
            <text:p>VGG11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113605152502656" calcext:value-type="float">
            <text:p>0.011360515250266</text:p>
          </table:table-cell>
          <table:table-cell office:value-type="string" calcext:value-type="string">
            <text:p>VGG11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115193844713271" calcext:value-type="float">
            <text:p>0.011519384471327</text:p>
          </table:table-cell>
          <table:table-cell office:value-type="string" calcext:value-type="string">
            <text:p>VGG11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115106842122972" calcext:value-type="float">
            <text:p>0.011510684212297</text:p>
          </table:table-cell>
          <table:table-cell office:value-type="string" calcext:value-type="string">
            <text:p>VGG11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115540479563177" calcext:value-type="float">
            <text:p>0.011554047956318</text:p>
          </table:table-cell>
          <table:table-cell office:value-type="string" calcext:value-type="string">
            <text:p>VGG11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117499401345849" calcext:value-type="float">
            <text:p>0.011749940134585</text:p>
          </table:table-cell>
          <table:table-cell office:value-type="string" calcext:value-type="string">
            <text:p>VGG11</text:p>
          </table:table-cell>
          <table:table-cell office:value-type="float" office:value="0.8744" calcext:value-type="float">
            <text:p>0.8744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138435606725514" calcext:value-type="float">
            <text:p>0.013843560672551</text:p>
          </table:table-cell>
          <table:table-cell office:value-type="string" calcext:value-type="string">
            <text:p>VGG11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170460180476308" calcext:value-type="float">
            <text:p>0.017046018047631</text:p>
          </table:table-cell>
          <table:table-cell office:value-type="string" calcext:value-type="string">
            <text:p>VGG11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206624589219689" calcext:value-type="float">
            <text:p>0.020662458921969</text:p>
          </table:table-cell>
          <table:table-cell office:value-type="string" calcext:value-type="string">
            <text:p>VGG11</text:p>
          </table:table-cell>
          <table:table-cell office:value-type="float" office:value="0.7771" calcext:value-type="float">
            <text:p>0.777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388453689396381" calcext:value-type="float">
            <text:p>0.038845368939638</text:p>
          </table:table-cell>
          <table:table-cell office:value-type="string" calcext:value-type="string">
            <text:p>VGG11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432135088682175" calcext:value-type="float">
            <text:p>0.043213508868218</text:p>
          </table:table-cell>
          <table:table-cell office:value-type="string" calcext:value-type="string">
            <text:p>VGG11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79373589158058" calcext:value-type="float">
            <text:p>0.047937358915806</text:p>
          </table:table-cell>
          <table:table-cell office:value-type="string" calcext:value-type="string">
            <text:p>VGG11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532534528493881" calcext:value-type="float">
            <text:p>0.053253452849388</text:p>
          </table:table-cell>
          <table:table-cell office:value-type="string" calcext:value-type="string">
            <text:p>VGG11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630811792135239" calcext:value-type="float">
            <text:p>0.063081179213524</text:p>
          </table:table-cell>
          <table:table-cell office:value-type="string" calcext:value-type="string">
            <text:p>VGG11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747077161192894" calcext:value-type="float">
            <text:p>0.074707716119289</text:p>
          </table:table-cell>
          <table:table-cell office:value-type="string" calcext:value-type="string">
            <text:p>VGG11</text:p>
          </table:table-cell>
          <table:table-cell office:value-type="float" office:value="0.138" calcext:value-type="float">
            <text:p>0.13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766845188140869" calcext:value-type="float">
            <text:p>0.076684518814087</text:p>
          </table:table-cell>
          <table:table-cell office:value-type="string" calcext:value-type="string">
            <text:p>VGG11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787624224424362" calcext:value-type="float">
            <text:p>0.078762422442436</text:p>
          </table:table-cell>
          <table:table-cell office:value-type="string" calcext:value-type="string">
            <text:p>VGG11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118205514252186" calcext:value-type="float">
            <text:p>0.011820551425219</text:p>
          </table:table-cell>
          <table:table-cell office:value-type="string" calcext:value-type="string">
            <text:p>VGG11</text:p>
          </table:table-cell>
          <table:table-cell office:value-type="float" office:value="0.8799" calcext:value-type="float">
            <text:p>0.87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117928793877363" calcext:value-type="float">
            <text:p>0.011792879387736</text:p>
          </table:table-cell>
          <table:table-cell office:value-type="string" calcext:value-type="string">
            <text:p>VGG11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116836792446673" calcext:value-type="float">
            <text:p>0.011683679244667</text:p>
          </table:table-cell>
          <table:table-cell office:value-type="string" calcext:value-type="string">
            <text:p>VGG11</text:p>
          </table:table-cell>
          <table:table-cell office:value-type="float" office:value="0.881" calcext:value-type="float">
            <text:p>0.881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116382450453937" calcext:value-type="float">
            <text:p>0.011638245045394</text:p>
          </table:table-cell>
          <table:table-cell office:value-type="string" calcext:value-type="string">
            <text:p>VGG11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16079231515527" calcext:value-type="float">
            <text:p>0.011607923151553</text:p>
          </table:table-cell>
          <table:table-cell office:value-type="string" calcext:value-type="string">
            <text:p>VGG1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115868505083025" calcext:value-type="float">
            <text:p>0.011586850508303</text:p>
          </table:table-cell>
          <table:table-cell office:value-type="string" calcext:value-type="string">
            <text:p>VGG11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116392418093979" calcext:value-type="float">
            <text:p>0.011639241809398</text:p>
          </table:table-cell>
          <table:table-cell office:value-type="string" calcext:value-type="string">
            <text:p>VGG11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116038824990392" calcext:value-type="float">
            <text:p>0.011603882499039</text:p>
          </table:table-cell>
          <table:table-cell office:value-type="string" calcext:value-type="string">
            <text:p>VGG11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116112336553633" calcext:value-type="float">
            <text:p>0.011611233655363</text:p>
          </table:table-cell>
          <table:table-cell office:value-type="string" calcext:value-type="string">
            <text:p>VGG11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115853880621493" calcext:value-type="float">
            <text:p>0.011585388062149</text:p>
          </table:table-cell>
          <table:table-cell office:value-type="string" calcext:value-type="string">
            <text:p>VGG11</text:p>
          </table:table-cell>
          <table:table-cell office:value-type="float" office:value="0.882" calcext:value-type="float">
            <text:p>0.882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115696180664003" calcext:value-type="float">
            <text:p>0.0115696180664</text:p>
          </table:table-cell>
          <table:table-cell office:value-type="string" calcext:value-type="string">
            <text:p>VGG11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116710098668933" calcext:value-type="float">
            <text:p>0.011671009866893</text:p>
          </table:table-cell>
          <table:table-cell office:value-type="string" calcext:value-type="string">
            <text:p>VGG11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115978105172515" calcext:value-type="float">
            <text:p>0.011597810517252</text:p>
          </table:table-cell>
          <table:table-cell office:value-type="string" calcext:value-type="string">
            <text:p>VGG11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115373403675854" calcext:value-type="float">
            <text:p>0.011537340367586</text:p>
          </table:table-cell>
          <table:table-cell office:value-type="string" calcext:value-type="string">
            <text:p>VGG11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11601623801887" calcext:value-type="float">
            <text:p>0.011601623801887</text:p>
          </table:table-cell>
          <table:table-cell office:value-type="string" calcext:value-type="string">
            <text:p>VGG11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11700004979223" calcext:value-type="float">
            <text:p>0.011700004979223</text:p>
          </table:table-cell>
          <table:table-cell office:value-type="string" calcext:value-type="string">
            <text:p>VGG11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118643551312387" calcext:value-type="float">
            <text:p>0.011864355131239</text:p>
          </table:table-cell>
          <table:table-cell office:value-type="string" calcext:value-type="string">
            <text:p>VGG11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117772125430405" calcext:value-type="float">
            <text:p>0.011777212543041</text:p>
          </table:table-cell>
          <table:table-cell office:value-type="string" calcext:value-type="string">
            <text:p>VGG11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123459822058678" calcext:value-type="float">
            <text:p>0.012345982205868</text:p>
          </table:table-cell>
          <table:table-cell office:value-type="string" calcext:value-type="string">
            <text:p>VGG11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175927644312382" calcext:value-type="float">
            <text:p>0.017592764431238</text:p>
          </table:table-cell>
          <table:table-cell office:value-type="string" calcext:value-type="string">
            <text:p>VGG11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235970059335232" calcext:value-type="float">
            <text:p>0.023597005933523</text:p>
          </table:table-cell>
          <table:table-cell office:value-type="string" calcext:value-type="string">
            <text:p>VGG11</text:p>
          </table:table-cell>
          <table:table-cell office:value-type="float" office:value="0.7521" calcext:value-type="float">
            <text:p>0.752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388188604176045" calcext:value-type="float">
            <text:p>0.038818860417605</text:p>
          </table:table-cell>
          <table:table-cell office:value-type="string" calcext:value-type="string">
            <text:p>VGG11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490712769985199" calcext:value-type="float">
            <text:p>0.04907127699852</text:p>
          </table:table-cell>
          <table:table-cell office:value-type="string" calcext:value-type="string">
            <text:p>VGG11</text:p>
          </table:table-cell>
          <table:table-cell office:value-type="float" office:value="0.4695" calcext:value-type="float">
            <text:p>0.469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569902001261711" calcext:value-type="float">
            <text:p>0.056990200126171</text:p>
          </table:table-cell>
          <table:table-cell office:value-type="string" calcext:value-type="string">
            <text:p>VGG11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3245999956131" calcext:value-type="float">
            <text:p>0.063245999956131</text:p>
          </table:table-cell>
          <table:table-cell office:value-type="string" calcext:value-type="string">
            <text:p>VGG11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705338075041771" calcext:value-type="float">
            <text:p>0.070533807504177</text:p>
          </table:table-cell>
          <table:table-cell office:value-type="string" calcext:value-type="string">
            <text:p>VGG11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788060476183891" calcext:value-type="float">
            <text:p>0.078806047618389</text:p>
          </table:table-cell>
          <table:table-cell office:value-type="string" calcext:value-type="string">
            <text:p>VGG11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885975079059601" calcext:value-type="float">
            <text:p>0.08859750790596</text:p>
          </table:table-cell>
          <table:table-cell office:value-type="string" calcext:value-type="string">
            <text:p>VGG11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114847038827837" calcext:value-type="float">
            <text:p>0.011484703882784</text:p>
          </table:table-cell>
          <table:table-cell office:value-type="string" calcext:value-type="string">
            <text:p>VGG11</text:p>
          </table:table-cell>
          <table:table-cell office:value-type="float" office:value="0.8828" calcext:value-type="float">
            <text:p>0.88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115258891150355" calcext:value-type="float">
            <text:p>0.011525889115036</text:p>
          </table:table-cell>
          <table:table-cell office:value-type="string" calcext:value-type="string">
            <text:p>VGG1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114863101668656" calcext:value-type="float">
            <text:p>0.011486310166866</text:p>
          </table:table-cell>
          <table:table-cell office:value-type="string" calcext:value-type="string">
            <text:p>VGG11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114549654558301" calcext:value-type="float">
            <text:p>0.01145496545583</text:p>
          </table:table-cell>
          <table:table-cell office:value-type="string" calcext:value-type="string">
            <text:p>VGG11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114553606078029" calcext:value-type="float">
            <text:p>0.011455360607803</text:p>
          </table:table-cell>
          <table:table-cell office:value-type="string" calcext:value-type="string">
            <text:p>VGG11</text:p>
          </table:table-cell>
          <table:table-cell office:value-type="float" office:value="0.8826" calcext:value-type="float">
            <text:p>0.8826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114012334577739" calcext:value-type="float">
            <text:p>0.011401233457774</text:p>
          </table:table-cell>
          <table:table-cell office:value-type="string" calcext:value-type="string">
            <text:p>VGG11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11436679995805" calcext:value-type="float">
            <text:p>0.011436679995805</text:p>
          </table:table-cell>
          <table:table-cell office:value-type="string" calcext:value-type="string">
            <text:p>VGG11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114088869936764" calcext:value-type="float">
            <text:p>0.011408886993677</text:p>
          </table:table-cell>
          <table:table-cell office:value-type="string" calcext:value-type="string">
            <text:p>VGG11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114098738983274" calcext:value-type="float">
            <text:p>0.011409873898327</text:p>
          </table:table-cell>
          <table:table-cell office:value-type="string" calcext:value-type="string">
            <text:p>VGG11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114186053201556" calcext:value-type="float">
            <text:p>0.011418605320156</text:p>
          </table:table-cell>
          <table:table-cell office:value-type="string" calcext:value-type="string">
            <text:p>VGG11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114144693024457" calcext:value-type="float">
            <text:p>0.011414469302446</text:p>
          </table:table-cell>
          <table:table-cell office:value-type="string" calcext:value-type="string">
            <text:p>VGG11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114446967326105" calcext:value-type="float">
            <text:p>0.011444696732611</text:p>
          </table:table-cell>
          <table:table-cell office:value-type="string" calcext:value-type="string">
            <text:p>VGG11</text:p>
          </table:table-cell>
          <table:table-cell office:value-type="float" office:value="0.882" calcext:value-type="float">
            <text:p>0.882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115017481826246" calcext:value-type="float">
            <text:p>0.011501748182625</text:p>
          </table:table-cell>
          <table:table-cell office:value-type="string" calcext:value-type="string">
            <text:p>VGG11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114965379737318" calcext:value-type="float">
            <text:p>0.011496537973732</text:p>
          </table:table-cell>
          <table:table-cell office:value-type="string" calcext:value-type="string">
            <text:p>VGG11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115076226487756" calcext:value-type="float">
            <text:p>0.011507622648776</text:p>
          </table:table-cell>
          <table:table-cell office:value-type="string" calcext:value-type="string">
            <text:p>VGG11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115821602292359" calcext:value-type="float">
            <text:p>0.011582160229236</text:p>
          </table:table-cell>
          <table:table-cell office:value-type="string" calcext:value-type="string">
            <text:p>VGG11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116571293354034" calcext:value-type="float">
            <text:p>0.011657129335404</text:p>
          </table:table-cell>
          <table:table-cell office:value-type="string" calcext:value-type="string">
            <text:p>VGG11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116082844085991" calcext:value-type="float">
            <text:p>0.011608284408599</text:p>
          </table:table-cell>
          <table:table-cell office:value-type="string" calcext:value-type="string">
            <text:p>VGG11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136861809685826" calcext:value-type="float">
            <text:p>0.013686180968583</text:p>
          </table:table-cell>
          <table:table-cell office:value-type="string" calcext:value-type="string">
            <text:p>VGG11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220045813679695" calcext:value-type="float">
            <text:p>0.02200458136797</text:p>
          </table:table-cell>
          <table:table-cell office:value-type="string" calcext:value-type="string">
            <text:p>VGG11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43943935072422" calcext:value-type="float">
            <text:p>0.043943935072422</text:p>
          </table:table-cell>
          <table:table-cell office:value-type="string" calcext:value-type="string">
            <text:p>VGG11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92502677023411" calcext:value-type="float">
            <text:p>0.049250267702341</text:p>
          </table:table-cell>
          <table:table-cell office:value-type="string" calcext:value-type="string">
            <text:p>VGG11</text:p>
          </table:table-cell>
          <table:table-cell office:value-type="float" office:value="0.4787" calcext:value-type="float">
            <text:p>0.478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580443351984024" calcext:value-type="float">
            <text:p>0.058044335198403</text:p>
          </table:table-cell>
          <table:table-cell office:value-type="string" calcext:value-type="string">
            <text:p>VGG11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630495074152947" calcext:value-type="float">
            <text:p>0.063049507415295</text:p>
          </table:table-cell>
          <table:table-cell office:value-type="string" calcext:value-type="string">
            <text:p>VGG11</text:p>
          </table:table-cell>
          <table:table-cell office:value-type="float" office:value="0.3256" calcext:value-type="float">
            <text:p>0.325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666169170022011" calcext:value-type="float">
            <text:p>0.066616917002201</text:p>
          </table:table-cell>
          <table:table-cell office:value-type="string" calcext:value-type="string">
            <text:p>VGG11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726730884432793" calcext:value-type="float">
            <text:p>0.072673088443279</text:p>
          </table:table-cell>
          <table:table-cell office:value-type="string" calcext:value-type="string">
            <text:p>VGG11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22823821306229" calcext:value-type="float">
            <text:p>0.082282382130623</text:p>
          </table:table-cell>
          <table:table-cell office:value-type="string" calcext:value-type="string">
            <text:p>VGG11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861546918392181" calcext:value-type="float">
            <text:p>0.086154691839218</text:p>
          </table:table-cell>
          <table:table-cell office:value-type="string" calcext:value-type="string">
            <text:p>VGG1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110633176900446" calcext:value-type="float">
            <text:p>0.011063317690045</text:p>
          </table:table-cell>
          <table:table-cell office:value-type="string" calcext:value-type="string">
            <text:p>VGG11</text:p>
          </table:table-cell>
          <table:table-cell office:value-type="float" office:value="0.882" calcext:value-type="float">
            <text:p>0.8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11109387871623" calcext:value-type="float">
            <text:p>0.011109387871623</text:p>
          </table:table-cell>
          <table:table-cell office:value-type="string" calcext:value-type="string">
            <text:p>VGG1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110717070259154" calcext:value-type="float">
            <text:p>0.011071707025915</text:p>
          </table:table-cell>
          <table:table-cell office:value-type="string" calcext:value-type="string">
            <text:p>VGG11</text:p>
          </table:table-cell>
          <table:table-cell office:value-type="float" office:value="0.883" calcext:value-type="float">
            <text:p>0.883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110377720661461" calcext:value-type="float">
            <text:p>0.011037772066146</text:p>
          </table:table-cell>
          <table:table-cell office:value-type="string" calcext:value-type="string">
            <text:p>VGG1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11426920376718" calcext:value-type="float">
            <text:p>0.011142692037672</text:p>
          </table:table-cell>
          <table:table-cell office:value-type="string" calcext:value-type="string">
            <text:p>VGG11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111024389922619" calcext:value-type="float">
            <text:p>0.011102438992262</text:p>
          </table:table-cell>
          <table:table-cell office:value-type="string" calcext:value-type="string">
            <text:p>VGG11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111001890175045" calcext:value-type="float">
            <text:p>0.011100189017505</text:p>
          </table:table-cell>
          <table:table-cell office:value-type="string" calcext:value-type="string">
            <text:p>VGG1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109899089366198" calcext:value-type="float">
            <text:p>0.01098990893662</text:p>
          </table:table-cell>
          <table:table-cell office:value-type="string" calcext:value-type="string">
            <text:p>VGG11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109653209865093" calcext:value-type="float">
            <text:p>0.010965320986509</text:p>
          </table:table-cell>
          <table:table-cell office:value-type="string" calcext:value-type="string">
            <text:p>VGG11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108806215725839" calcext:value-type="float">
            <text:p>0.010880621572584</text:p>
          </table:table-cell>
          <table:table-cell office:value-type="string" calcext:value-type="string">
            <text:p>VGG11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107558076947927" calcext:value-type="float">
            <text:p>0.010755807694793</text:p>
          </table:table-cell>
          <table:table-cell office:value-type="string" calcext:value-type="string">
            <text:p>VGG11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106715881071985" calcext:value-type="float">
            <text:p>0.010671588107199</text:p>
          </table:table-cell>
          <table:table-cell office:value-type="string" calcext:value-type="string">
            <text:p>VGG11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106852366998792" calcext:value-type="float">
            <text:p>0.010685236699879</text:p>
          </table:table-cell>
          <table:table-cell office:value-type="string" calcext:value-type="string">
            <text:p>VGG11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10867525986582" calcext:value-type="float">
            <text:p>0.010867525986582</text:p>
          </table:table-cell>
          <table:table-cell office:value-type="string" calcext:value-type="string">
            <text:p>VGG11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109298917859793" calcext:value-type="float">
            <text:p>0.010929891785979</text:p>
          </table:table-cell>
          <table:table-cell office:value-type="string" calcext:value-type="string">
            <text:p>VGG11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110928041890264" calcext:value-type="float">
            <text:p>0.011092804189026</text:p>
          </table:table-cell>
          <table:table-cell office:value-type="string" calcext:value-type="string">
            <text:p>VGG11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133964533388615" calcext:value-type="float">
            <text:p>0.013396453338862</text:p>
          </table:table-cell>
          <table:table-cell office:value-type="string" calcext:value-type="string">
            <text:p>VGG11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133118362158537" calcext:value-type="float">
            <text:p>0.013311836215854</text:p>
          </table:table-cell>
          <table:table-cell office:value-type="string" calcext:value-type="string">
            <text:p>VGG11</text:p>
          </table:table-cell>
          <table:table-cell office:value-type="float" office:value="0.857" calcext:value-type="float">
            <text:p>0.857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148113757379353" calcext:value-type="float">
            <text:p>0.014811375737935</text:p>
          </table:table-cell>
          <table:table-cell office:value-type="string" calcext:value-type="string">
            <text:p>VGG11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21549396649003" calcext:value-type="float">
            <text:p>0.021549396649003</text:p>
          </table:table-cell>
          <table:table-cell office:value-type="string" calcext:value-type="string">
            <text:p>VGG11</text:p>
          </table:table-cell>
          <table:table-cell office:value-type="float" office:value="0.7681" calcext:value-type="float">
            <text:p>0.768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258668546766043" calcext:value-type="float">
            <text:p>0.025866854676604</text:p>
          </table:table-cell>
          <table:table-cell office:value-type="string" calcext:value-type="string">
            <text:p>VGG11</text:p>
          </table:table-cell>
          <table:table-cell office:value-type="float" office:value="0.7168" calcext:value-type="float">
            <text:p>0.716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410513198196888" calcext:value-type="float">
            <text:p>0.041051319819689</text:p>
          </table:table-cell>
          <table:table-cell office:value-type="string" calcext:value-type="string">
            <text:p>VGG11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49584320127964" calcext:value-type="float">
            <text:p>0.049584320127964</text:p>
          </table:table-cell>
          <table:table-cell office:value-type="string" calcext:value-type="string">
            <text:p>VGG11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595184254646301" calcext:value-type="float">
            <text:p>0.05951842546463</text:p>
          </table:table-cell>
          <table:table-cell office:value-type="string" calcext:value-type="string">
            <text:p>VGG11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6927423350811" calcext:value-type="float">
            <text:p>0.06927423350811</text:p>
          </table:table-cell>
          <table:table-cell office:value-type="string" calcext:value-type="string">
            <text:p>VGG11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758341554880142" calcext:value-type="float">
            <text:p>0.075834155488014</text:p>
          </table:table-cell>
          <table:table-cell office:value-type="string" calcext:value-type="string">
            <text:p>VGG11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863573885679245" calcext:value-type="float">
            <text:p>0.086357388567925</text:p>
          </table:table-cell>
          <table:table-cell office:value-type="string" calcext:value-type="string">
            <text:p>VGG11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90197565984726" calcext:value-type="float">
            <text:p>0.090197565984726</text:p>
          </table:table-cell>
          <table:table-cell office:value-type="string" calcext:value-type="string">
            <text:p>VGG1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120224693283439" calcext:value-type="float">
            <text:p>0.012022469328344</text:p>
          </table:table-cell>
          <table:table-cell office:value-type="string" calcext:value-type="string">
            <text:p>VGG11</text:p>
          </table:table-cell>
          <table:table-cell office:value-type="float" office:value="0.873" calcext:value-type="float">
            <text:p>0.8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120053703501821" calcext:value-type="float">
            <text:p>0.012005370350182</text:p>
          </table:table-cell>
          <table:table-cell office:value-type="string" calcext:value-type="string">
            <text:p>VGG11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11959249894321" calcext:value-type="float">
            <text:p>0.011959249894321</text:p>
          </table:table-cell>
          <table:table-cell office:value-type="string" calcext:value-type="string">
            <text:p>VGG11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119347895242274" calcext:value-type="float">
            <text:p>0.011934789524227</text:p>
          </table:table-cell>
          <table:table-cell office:value-type="string" calcext:value-type="string">
            <text:p>VGG11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119170910999179" calcext:value-type="float">
            <text:p>0.011917091099918</text:p>
          </table:table-cell>
          <table:table-cell office:value-type="string" calcext:value-type="string">
            <text:p>VGG11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11953484660387" calcext:value-type="float">
            <text:p>0.011953484660387</text:p>
          </table:table-cell>
          <table:table-cell office:value-type="string" calcext:value-type="string">
            <text:p>VGG11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120382263071835" calcext:value-type="float">
            <text:p>0.012038226307184</text:p>
          </table:table-cell>
          <table:table-cell office:value-type="string" calcext:value-type="string">
            <text:p>VGG11</text:p>
          </table:table-cell>
          <table:table-cell office:value-type="float" office:value="0.8727" calcext:value-type="float">
            <text:p>0.8727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119634383305907" calcext:value-type="float">
            <text:p>0.011963438330591</text:p>
          </table:table-cell>
          <table:table-cell office:value-type="string" calcext:value-type="string">
            <text:p>VGG11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203841060251" calcext:value-type="float">
            <text:p>0.01203841060251</text:p>
          </table:table-cell>
          <table:table-cell office:value-type="string" calcext:value-type="string">
            <text:p>VGG11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120007470846176" calcext:value-type="float">
            <text:p>0.012000747084618</text:p>
          </table:table-cell>
          <table:table-cell office:value-type="string" calcext:value-type="string">
            <text:p>VGG11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120953549869359" calcext:value-type="float">
            <text:p>0.012095354986936</text:p>
          </table:table-cell>
          <table:table-cell office:value-type="string" calcext:value-type="string">
            <text:p>VGG11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117008686572313" calcext:value-type="float">
            <text:p>0.011700868657231</text:p>
          </table:table-cell>
          <table:table-cell office:value-type="string" calcext:value-type="string">
            <text:p>VGG11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115782256238163" calcext:value-type="float">
            <text:p>0.011578225623816</text:p>
          </table:table-cell>
          <table:table-cell office:value-type="string" calcext:value-type="string">
            <text:p>VGG11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115355979822576" calcext:value-type="float">
            <text:p>0.011535597982258</text:p>
          </table:table-cell>
          <table:table-cell office:value-type="string" calcext:value-type="string">
            <text:p>VGG11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115869097739458" calcext:value-type="float">
            <text:p>0.011586909773946</text:p>
          </table:table-cell>
          <table:table-cell office:value-type="string" calcext:value-type="string">
            <text:p>VGG11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117013045549393" calcext:value-type="float">
            <text:p>0.011701304554939</text:p>
          </table:table-cell>
          <table:table-cell office:value-type="string" calcext:value-type="string">
            <text:p>VGG11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116892207093537" calcext:value-type="float">
            <text:p>0.011689220709354</text:p>
          </table:table-cell>
          <table:table-cell office:value-type="string" calcext:value-type="string">
            <text:p>VGG11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118095660530031" calcext:value-type="float">
            <text:p>0.011809566053003</text:p>
          </table:table-cell>
          <table:table-cell office:value-type="string" calcext:value-type="string">
            <text:p>VGG11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119570127658546" calcext:value-type="float">
            <text:p>0.011957012765855</text:p>
          </table:table-cell>
          <table:table-cell office:value-type="string" calcext:value-type="string">
            <text:p>VGG11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210846146255732" calcext:value-type="float">
            <text:p>0.021084614625573</text:p>
          </table:table-cell>
          <table:table-cell office:value-type="string" calcext:value-type="string">
            <text:p>VGG11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02466872155666" calcext:value-type="float">
            <text:p>0.030246687215567</text:p>
          </table:table-cell>
          <table:table-cell office:value-type="string" calcext:value-type="string">
            <text:p>VGG11</text:p>
          </table:table-cell>
          <table:table-cell office:value-type="float" office:value="0.6837" calcext:value-type="float">
            <text:p>0.683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536562187790871" calcext:value-type="float">
            <text:p>0.053656218779087</text:p>
          </table:table-cell>
          <table:table-cell office:value-type="string" calcext:value-type="string">
            <text:p>VGG11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609849265217781" calcext:value-type="float">
            <text:p>0.060984926521778</text:p>
          </table:table-cell>
          <table:table-cell office:value-type="string" calcext:value-type="string">
            <text:p>VGG11</text:p>
          </table:table-cell>
          <table:table-cell office:value-type="float" office:value="0.329" calcext:value-type="float">
            <text:p>0.32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65508480489254" calcext:value-type="float">
            <text:p>0.065508480489254</text:p>
          </table:table-cell>
          <table:table-cell office:value-type="string" calcext:value-type="string">
            <text:p>VGG11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717671566486359" calcext:value-type="float">
            <text:p>0.071767156648636</text:p>
          </table:table-cell>
          <table:table-cell office:value-type="string" calcext:value-type="string">
            <text:p>VGG11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745929922699928" calcext:value-type="float">
            <text:p>0.074592992269993</text:p>
          </table:table-cell>
          <table:table-cell office:value-type="string" calcext:value-type="string">
            <text:p>VGG11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826623887062073" calcext:value-type="float">
            <text:p>0.082662388706207</text:p>
          </table:table-cell>
          <table:table-cell office:value-type="string" calcext:value-type="string">
            <text:p>VGG11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829591470003128" calcext:value-type="float">
            <text:p>0.082959147000313</text:p>
          </table:table-cell>
          <table:table-cell office:value-type="string" calcext:value-type="string">
            <text:p>VGG1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123290536850691" calcext:value-type="float">
            <text:p>0.012329053685069</text:p>
          </table:table-cell>
          <table:table-cell office:value-type="string" calcext:value-type="string">
            <text:p>VGG11</text:p>
          </table:table-cell>
          <table:table-cell office:value-type="float" office:value="0.8679" calcext:value-type="float">
            <text:p>0.86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123100933603942" calcext:value-type="float">
            <text:p>0.012310093360394</text:p>
          </table:table-cell>
          <table:table-cell office:value-type="string" calcext:value-type="string">
            <text:p>VGG11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123732576675713" calcext:value-type="float">
            <text:p>0.012373257667571</text:p>
          </table:table-cell>
          <table:table-cell office:value-type="string" calcext:value-type="string">
            <text:p>VGG11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124053944453597" calcext:value-type="float">
            <text:p>0.01240539444536</text:p>
          </table:table-cell>
          <table:table-cell office:value-type="string" calcext:value-type="string">
            <text:p>VGG11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124434478677809" calcext:value-type="float">
            <text:p>0.012443447867781</text:p>
          </table:table-cell>
          <table:table-cell office:value-type="string" calcext:value-type="string">
            <text:p>VGG1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123678726501763" calcext:value-type="float">
            <text:p>0.012367872650176</text:p>
          </table:table-cell>
          <table:table-cell office:value-type="string" calcext:value-type="string">
            <text:p>VGG11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123415235973895" calcext:value-type="float">
            <text:p>0.01234152359739</text:p>
          </table:table-cell>
          <table:table-cell office:value-type="string" calcext:value-type="string">
            <text:p>VGG11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122860971845686" calcext:value-type="float">
            <text:p>0.012286097184569</text:p>
          </table:table-cell>
          <table:table-cell office:value-type="string" calcext:value-type="string">
            <text:p>VGG11</text:p>
          </table:table-cell>
          <table:table-cell office:value-type="float" office:value="0.87" calcext:value-type="float">
            <text:p>0.87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122716154843569" calcext:value-type="float">
            <text:p>0.012271615484357</text:p>
          </table:table-cell>
          <table:table-cell office:value-type="string" calcext:value-type="string">
            <text:p>VGG11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122716578893364" calcext:value-type="float">
            <text:p>0.012271657889336</text:p>
          </table:table-cell>
          <table:table-cell office:value-type="string" calcext:value-type="string">
            <text:p>VGG11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119199184373021" calcext:value-type="float">
            <text:p>0.011919918437302</text:p>
          </table:table-cell>
          <table:table-cell office:value-type="string" calcext:value-type="string">
            <text:p>VGG11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117871564343572" calcext:value-type="float">
            <text:p>0.011787156434357</text:p>
          </table:table-cell>
          <table:table-cell office:value-type="string" calcext:value-type="string">
            <text:p>VGG11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16697993725538" calcext:value-type="float">
            <text:p>0.011669799372554</text:p>
          </table:table-cell>
          <table:table-cell office:value-type="string" calcext:value-type="string">
            <text:p>VGG11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116075603455305" calcext:value-type="float">
            <text:p>0.011607560345531</text:p>
          </table:table-cell>
          <table:table-cell office:value-type="string" calcext:value-type="string">
            <text:p>VGG11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116430217690766" calcext:value-type="float">
            <text:p>0.011643021769077</text:p>
          </table:table-cell>
          <table:table-cell office:value-type="string" calcext:value-type="string">
            <text:p>VGG11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120952880173922" calcext:value-type="float">
            <text:p>0.012095288017392</text:p>
          </table:table-cell>
          <table:table-cell office:value-type="string" calcext:value-type="string">
            <text:p>VGG11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117423380076885" calcext:value-type="float">
            <text:p>0.011742338007689</text:p>
          </table:table-cell>
          <table:table-cell office:value-type="string" calcext:value-type="string">
            <text:p>VGG11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122566553875804" calcext:value-type="float">
            <text:p>0.01225665538758</text:p>
          </table:table-cell>
          <table:table-cell office:value-type="string" calcext:value-type="string">
            <text:p>VGG1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127146185956895" calcext:value-type="float">
            <text:p>0.01271461859569</text:p>
          </table:table-cell>
          <table:table-cell office:value-type="string" calcext:value-type="string">
            <text:p>VGG11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260005225777626" calcext:value-type="float">
            <text:p>0.026000522577763</text:p>
          </table:table-cell>
          <table:table-cell office:value-type="string" calcext:value-type="string">
            <text:p>VGG11</text:p>
          </table:table-cell>
          <table:table-cell office:value-type="float" office:value="0.722" calcext:value-type="float">
            <text:p>0.72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496926685452461" calcext:value-type="float">
            <text:p>0.049692668545246</text:p>
          </table:table-cell>
          <table:table-cell office:value-type="string" calcext:value-type="string">
            <text:p>VGG11</text:p>
          </table:table-cell>
          <table:table-cell office:value-type="float" office:value="0.503" calcext:value-type="float">
            <text:p>0.503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603682394623756" calcext:value-type="float">
            <text:p>0.060368239462376</text:p>
          </table:table-cell>
          <table:table-cell office:value-type="string" calcext:value-type="string">
            <text:p>VGG11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652386165738106" calcext:value-type="float">
            <text:p>0.065238616573811</text:p>
          </table:table-cell>
          <table:table-cell office:value-type="string" calcext:value-type="string">
            <text:p>VGG11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704790293216706" calcext:value-type="float">
            <text:p>0.070479029321671</text:p>
          </table:table-cell>
          <table:table-cell office:value-type="string" calcext:value-type="string">
            <text:p>VGG11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809679399609566" calcext:value-type="float">
            <text:p>0.080967939960957</text:p>
          </table:table-cell>
          <table:table-cell office:value-type="string" calcext:value-type="string">
            <text:p>VGG11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858234600543976" calcext:value-type="float">
            <text:p>0.085823460054398</text:p>
          </table:table-cell>
          <table:table-cell office:value-type="string" calcext:value-type="string">
            <text:p>VGG11</text:p>
          </table:table-cell>
          <table:table-cell office:value-type="float" office:value="0.145" calcext:value-type="float">
            <text:p>0.14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909402417182923" calcext:value-type="float">
            <text:p>0.090940241718292</text:p>
          </table:table-cell>
          <table:table-cell office:value-type="string" calcext:value-type="string">
            <text:p>VGG11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96498619389534" calcext:value-type="float">
            <text:p>0.096498619389534</text:p>
          </table:table-cell>
          <table:table-cell office:value-type="string" calcext:value-type="string">
            <text:p>VGG1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115264184378088" calcext:value-type="float">
            <text:p>0.011526418437809</text:p>
          </table:table-cell>
          <table:table-cell office:value-type="string" calcext:value-type="string">
            <text:p>VGG11</text:p>
          </table:table-cell>
          <table:table-cell office:value-type="float" office:value="0.8812" calcext:value-type="float">
            <text:p>0.8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115523006491363" calcext:value-type="float">
            <text:p>0.011552300649136</text:p>
          </table:table-cell>
          <table:table-cell office:value-type="string" calcext:value-type="string">
            <text:p>VGG11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115648341916502" calcext:value-type="float">
            <text:p>0.01156483419165</text:p>
          </table:table-cell>
          <table:table-cell office:value-type="string" calcext:value-type="string">
            <text:p>VGG11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115778541587293" calcext:value-type="float">
            <text:p>0.011577854158729</text:p>
          </table:table-cell>
          <table:table-cell office:value-type="string" calcext:value-type="string">
            <text:p>VGG11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116910773560405" calcext:value-type="float">
            <text:p>0.011691077356041</text:p>
          </table:table-cell>
          <table:table-cell office:value-type="string" calcext:value-type="string">
            <text:p>VGG11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116472242668271" calcext:value-type="float">
            <text:p>0.011647224266827</text:p>
          </table:table-cell>
          <table:table-cell office:value-type="string" calcext:value-type="string">
            <text:p>VGG11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116189125172794" calcext:value-type="float">
            <text:p>0.011618912517279</text:p>
          </table:table-cell>
          <table:table-cell office:value-type="string" calcext:value-type="string">
            <text:p>VGG11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116465709939599" calcext:value-type="float">
            <text:p>0.01164657099396</text:p>
          </table:table-cell>
          <table:table-cell office:value-type="string" calcext:value-type="string">
            <text:p>VGG11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115168941780925" calcext:value-type="float">
            <text:p>0.011516894178093</text:p>
          </table:table-cell>
          <table:table-cell office:value-type="string" calcext:value-type="string">
            <text:p>VGG11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114882836841047" calcext:value-type="float">
            <text:p>0.011488283684105</text:p>
          </table:table-cell>
          <table:table-cell office:value-type="string" calcext:value-type="string">
            <text:p>VGG1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114773874126375" calcext:value-type="float">
            <text:p>0.011477387412638</text:p>
          </table:table-cell>
          <table:table-cell office:value-type="string" calcext:value-type="string">
            <text:p>VGG11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112413139045239" calcext:value-type="float">
            <text:p>0.011241313904524</text:p>
          </table:table-cell>
          <table:table-cell office:value-type="string" calcext:value-type="string">
            <text:p>VGG11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113970547512174" calcext:value-type="float">
            <text:p>0.011397054751217</text:p>
          </table:table-cell>
          <table:table-cell office:value-type="string" calcext:value-type="string">
            <text:p>VGG11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114455262519419" calcext:value-type="float">
            <text:p>0.011445526251942</text:p>
          </table:table-cell>
          <table:table-cell office:value-type="string" calcext:value-type="string">
            <text:p>VGG11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13915954388678" calcext:value-type="float">
            <text:p>0.011391595438868</text:p>
          </table:table-cell>
          <table:table-cell office:value-type="string" calcext:value-type="string">
            <text:p>VGG11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115625116527081" calcext:value-type="float">
            <text:p>0.011562511652708</text:p>
          </table:table-cell>
          <table:table-cell office:value-type="string" calcext:value-type="string">
            <text:p>VGG11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118170472644269" calcext:value-type="float">
            <text:p>0.011817047264427</text:p>
          </table:table-cell>
          <table:table-cell office:value-type="string" calcext:value-type="string">
            <text:p>VGG11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117946905218065" calcext:value-type="float">
            <text:p>0.011794690521807</text:p>
          </table:table-cell>
          <table:table-cell office:value-type="string" calcext:value-type="string">
            <text:p>VGG11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125693826980889" calcext:value-type="float">
            <text:p>0.012569382698089</text:p>
          </table:table-cell>
          <table:table-cell office:value-type="string" calcext:value-type="string">
            <text:p>VGG11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204488616660237" calcext:value-type="float">
            <text:p>0.020448861666024</text:p>
          </table:table-cell>
          <table:table-cell office:value-type="string" calcext:value-type="string">
            <text:p>VGG11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326674982845783" calcext:value-type="float">
            <text:p>0.032667498284578</text:p>
          </table:table-cell>
          <table:table-cell office:value-type="string" calcext:value-type="string">
            <text:p>VGG11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707097700834274" calcext:value-type="float">
            <text:p>0.070709770083428</text:p>
          </table:table-cell>
          <table:table-cell office:value-type="string" calcext:value-type="string">
            <text:p>VGG11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715492512226105" calcext:value-type="float">
            <text:p>0.071549251222611</text:p>
          </table:table-cell>
          <table:table-cell office:value-type="string" calcext:value-type="string">
            <text:p>VGG11</text:p>
          </table:table-cell>
          <table:table-cell office:value-type="float" office:value="0.2795" calcext:value-type="float">
            <text:p>0.279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830926330447197" calcext:value-type="float">
            <text:p>0.08309263304472</text:p>
          </table:table-cell>
          <table:table-cell office:value-type="string" calcext:value-type="string">
            <text:p>VGG11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896940294027329" calcext:value-type="float">
            <text:p>0.089694029402733</text:p>
          </table:table-cell>
          <table:table-cell office:value-type="string" calcext:value-type="string">
            <text:p>VGG11</text:p>
          </table:table-cell>
          <table:table-cell office:value-type="float" office:value="0.2177" calcext:value-type="float">
            <text:p>0.2177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946780482292175" calcext:value-type="float">
            <text:p>0.094678048229218</text:p>
          </table:table-cell>
          <table:table-cell office:value-type="string" calcext:value-type="string">
            <text:p>VGG11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973904217243195" calcext:value-type="float">
            <text:p>0.09739042172432</text:p>
          </table:table-cell>
          <table:table-cell office:value-type="string" calcext:value-type="string">
            <text:p>VGG11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10698359105587" calcext:value-type="float">
            <text:p>0.10698359105587</text:p>
          </table:table-cell>
          <table:table-cell office:value-type="string" calcext:value-type="string">
            <text:p>VGG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117527430832386" calcext:value-type="float">
            <text:p>0.011752743083239</text:p>
          </table:table-cell>
          <table:table-cell office:value-type="string" calcext:value-type="string">
            <text:p>VGG11</text:p>
          </table:table-cell>
          <table:table-cell office:value-type="float" office:value="0.8809" calcext:value-type="float">
            <text:p>0.88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117553887762129" calcext:value-type="float">
            <text:p>0.011755388776213</text:p>
          </table:table-cell>
          <table:table-cell office:value-type="string" calcext:value-type="string">
            <text:p>VGG11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117229858957231" calcext:value-type="float">
            <text:p>0.011722985895723</text:p>
          </table:table-cell>
          <table:table-cell office:value-type="string" calcext:value-type="string">
            <text:p>VGG1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116554636053741" calcext:value-type="float">
            <text:p>0.011655463605374</text:p>
          </table:table-cell>
          <table:table-cell office:value-type="string" calcext:value-type="string">
            <text:p>VGG11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116421724975109" calcext:value-type="float">
            <text:p>0.011642172497511</text:p>
          </table:table-cell>
          <table:table-cell office:value-type="string" calcext:value-type="string">
            <text:p>VGG11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115999214008451" calcext:value-type="float">
            <text:p>0.011599921400845</text:p>
          </table:table-cell>
          <table:table-cell office:value-type="string" calcext:value-type="string">
            <text:p>VGG11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115956850737333" calcext:value-type="float">
            <text:p>0.011595685073733</text:p>
          </table:table-cell>
          <table:table-cell office:value-type="string" calcext:value-type="string">
            <text:p>VGG11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11643661095202" calcext:value-type="float">
            <text:p>0.011643661095202</text:p>
          </table:table-cell>
          <table:table-cell office:value-type="string" calcext:value-type="string">
            <text:p>VGG11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115828801721334" calcext:value-type="float">
            <text:p>0.011582880172134</text:p>
          </table:table-cell>
          <table:table-cell office:value-type="string" calcext:value-type="string">
            <text:p>VGG11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116945133194327" calcext:value-type="float">
            <text:p>0.011694513319433</text:p>
          </table:table-cell>
          <table:table-cell office:value-type="string" calcext:value-type="string">
            <text:p>VGG11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116707205235958" calcext:value-type="float">
            <text:p>0.011670720523596</text:p>
          </table:table-cell>
          <table:table-cell office:value-type="string" calcext:value-type="string">
            <text:p>VGG11</text:p>
          </table:table-cell>
          <table:table-cell office:value-type="float" office:value="0.883" calcext:value-type="float">
            <text:p>0.883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116294832825661" calcext:value-type="float">
            <text:p>0.011629483282566</text:p>
          </table:table-cell>
          <table:table-cell office:value-type="string" calcext:value-type="string">
            <text:p>VGG11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117927020773292" calcext:value-type="float">
            <text:p>0.011792702077329</text:p>
          </table:table-cell>
          <table:table-cell office:value-type="string" calcext:value-type="string">
            <text:p>VGG11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118764380641282" calcext:value-type="float">
            <text:p>0.011876438064128</text:p>
          </table:table-cell>
          <table:table-cell office:value-type="string" calcext:value-type="string">
            <text:p>VGG11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120989076979458" calcext:value-type="float">
            <text:p>0.012098907697946</text:p>
          </table:table-cell>
          <table:table-cell office:value-type="string" calcext:value-type="string">
            <text:p>VGG11</text:p>
          </table:table-cell>
          <table:table-cell office:value-type="float" office:value="0.874" calcext:value-type="float">
            <text:p>0.874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122705232746899" calcext:value-type="float">
            <text:p>0.01227052327469</text:p>
          </table:table-cell>
          <table:table-cell office:value-type="string" calcext:value-type="string">
            <text:p>VGG11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125785272106528" calcext:value-type="float">
            <text:p>0.012578527210653</text:p>
          </table:table-cell>
          <table:table-cell office:value-type="string" calcext:value-type="string">
            <text:p>VGG1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130296148456633" calcext:value-type="float">
            <text:p>0.013029614845663</text:p>
          </table:table-cell>
          <table:table-cell office:value-type="string" calcext:value-type="string">
            <text:p>VGG11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138334701865911" calcext:value-type="float">
            <text:p>0.013833470186591</text:p>
          </table:table-cell>
          <table:table-cell office:value-type="string" calcext:value-type="string">
            <text:p>VGG11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220176255017519" calcext:value-type="float">
            <text:p>0.022017625501752</text:p>
          </table:table-cell>
          <table:table-cell office:value-type="string" calcext:value-type="string">
            <text:p>VGG11</text:p>
          </table:table-cell>
          <table:table-cell office:value-type="float" office:value="0.7724" calcext:value-type="float">
            <text:p>0.772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84429057717323" calcext:value-type="float">
            <text:p>0.028442905771732</text:p>
          </table:table-cell>
          <table:table-cell office:value-type="string" calcext:value-type="string">
            <text:p>VGG11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540068679332733" calcext:value-type="float">
            <text:p>0.054006867933273</text:p>
          </table:table-cell>
          <table:table-cell office:value-type="string" calcext:value-type="string">
            <text:p>VGG11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586082485198975" calcext:value-type="float">
            <text:p>0.058608248519898</text:p>
          </table:table-cell>
          <table:table-cell office:value-type="string" calcext:value-type="string">
            <text:p>VGG11</text:p>
          </table:table-cell>
          <table:table-cell office:value-type="float" office:value="0.3502" calcext:value-type="float">
            <text:p>0.350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608891622781754" calcext:value-type="float">
            <text:p>0.060889162278175</text:p>
          </table:table-cell>
          <table:table-cell office:value-type="string" calcext:value-type="string">
            <text:p>VGG11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646558702588081" calcext:value-type="float">
            <text:p>0.064655870258808</text:p>
          </table:table-cell>
          <table:table-cell office:value-type="string" calcext:value-type="string">
            <text:p>VGG11</text:p>
          </table:table-cell>
          <table:table-cell office:value-type="float" office:value="0.319" calcext:value-type="float">
            <text:p>0.31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704656885862351" calcext:value-type="float">
            <text:p>0.070465688586235</text:p>
          </table:table-cell>
          <table:table-cell office:value-type="string" calcext:value-type="string">
            <text:p>VGG11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772959117889404" calcext:value-type="float">
            <text:p>0.077295911788941</text:p>
          </table:table-cell>
          <table:table-cell office:value-type="string" calcext:value-type="string">
            <text:p>VGG11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836897154331207" calcext:value-type="float">
            <text:p>0.083689715433121</text:p>
          </table:table-cell>
          <table:table-cell office:value-type="string" calcext:value-type="string">
            <text:p>VGG11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114573863200843" calcext:value-type="float">
            <text:p>0.011457386320084</text:p>
          </table:table-cell>
          <table:table-cell office:value-type="string" calcext:value-type="string">
            <text:p>VGG11</text:p>
          </table:table-cell>
          <table:table-cell office:value-type="float" office:value="0.8819" calcext:value-type="float">
            <text:p>0.88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114995932221413" calcext:value-type="float">
            <text:p>0.011499593222141</text:p>
          </table:table-cell>
          <table:table-cell office:value-type="string" calcext:value-type="string">
            <text:p>VGG11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1150805073753" calcext:value-type="float">
            <text:p>0.01150805073753</text:p>
          </table:table-cell>
          <table:table-cell office:value-type="string" calcext:value-type="string">
            <text:p>VGG1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115610702693462" calcext:value-type="float">
            <text:p>0.011561070269346</text:p>
          </table:table-cell>
          <table:table-cell office:value-type="string" calcext:value-type="string">
            <text:p>VGG11</text:p>
          </table:table-cell>
          <table:table-cell office:value-type="float" office:value="0.88" calcext:value-type="float">
            <text:p>0.88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115337971195579" calcext:value-type="float">
            <text:p>0.011533797119558</text:p>
          </table:table-cell>
          <table:table-cell office:value-type="string" calcext:value-type="string">
            <text:p>VGG11</text:p>
          </table:table-cell>
          <table:table-cell office:value-type="float" office:value="0.88" calcext:value-type="float">
            <text:p>0.88</text:p>
          </table:table-cell>
          <table:table-cell office:value-type="float" office:value="0.9996" calcext:value-type="float">
            <text:p>0.99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115355672962964" calcext:value-type="float">
            <text:p>0.011535567296296</text:p>
          </table:table-cell>
          <table:table-cell office:value-type="string" calcext:value-type="string">
            <text:p>VGG11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11607209508121" calcext:value-type="float">
            <text:p>0.011607209508121</text:p>
          </table:table-cell>
          <table:table-cell office:value-type="string" calcext:value-type="string">
            <text:p>VGG11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115278161101043" calcext:value-type="float">
            <text:p>0.011527816110104</text:p>
          </table:table-cell>
          <table:table-cell office:value-type="string" calcext:value-type="string">
            <text:p>VGG11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15457777090371" calcext:value-type="float">
            <text:p>0.011545777709037</text:p>
          </table:table-cell>
          <table:table-cell office:value-type="string" calcext:value-type="string">
            <text:p>VGG11</text:p>
          </table:table-cell>
          <table:table-cell office:value-type="float" office:value="0.882" calcext:value-type="float">
            <text:p>0.882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115850806899369" calcext:value-type="float">
            <text:p>0.011585080689937</text:p>
          </table:table-cell>
          <table:table-cell office:value-type="string" calcext:value-type="string">
            <text:p>VGG11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116149493820965" calcext:value-type="float">
            <text:p>0.011614949382097</text:p>
          </table:table-cell>
          <table:table-cell office:value-type="string" calcext:value-type="string">
            <text:p>VGG11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11623858063668" calcext:value-type="float">
            <text:p>0.011623858063668</text:p>
          </table:table-cell>
          <table:table-cell office:value-type="string" calcext:value-type="string">
            <text:p>VGG11</text:p>
          </table:table-cell>
          <table:table-cell office:value-type="float" office:value="0.882" calcext:value-type="float">
            <text:p>0.882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116544956445694" calcext:value-type="float">
            <text:p>0.011654495644569</text:p>
          </table:table-cell>
          <table:table-cell office:value-type="string" calcext:value-type="string">
            <text:p>VGG11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117071955211461" calcext:value-type="float">
            <text:p>0.011707195521146</text:p>
          </table:table-cell>
          <table:table-cell office:value-type="string" calcext:value-type="string">
            <text:p>VGG11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115550208620727" calcext:value-type="float">
            <text:p>0.011555020862073</text:p>
          </table:table-cell>
          <table:table-cell office:value-type="string" calcext:value-type="string">
            <text:p>VGG11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11615478875488" calcext:value-type="float">
            <text:p>0.011615478875488</text:p>
          </table:table-cell>
          <table:table-cell office:value-type="string" calcext:value-type="string">
            <text:p>VGG11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117810936525464" calcext:value-type="float">
            <text:p>0.011781093652546</text:p>
          </table:table-cell>
          <table:table-cell office:value-type="string" calcext:value-type="string">
            <text:p>VGG11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137623467758298" calcext:value-type="float">
            <text:p>0.01376234677583</text:p>
          </table:table-cell>
          <table:table-cell office:value-type="string" calcext:value-type="string">
            <text:p>VGG11</text:p>
          </table:table-cell>
          <table:table-cell office:value-type="float" office:value="0.8516" calcext:value-type="float">
            <text:p>0.8516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164196060076356" calcext:value-type="float">
            <text:p>0.016419606007636</text:p>
          </table:table-cell>
          <table:table-cell office:value-type="string" calcext:value-type="string">
            <text:p>VGG11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272568996578455" calcext:value-type="float">
            <text:p>0.027256899657846</text:p>
          </table:table-cell>
          <table:table-cell office:value-type="string" calcext:value-type="string">
            <text:p>VGG11</text:p>
          </table:table-cell>
          <table:table-cell office:value-type="float" office:value="0.7231" calcext:value-type="float">
            <text:p>0.723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546906662702561" calcext:value-type="float">
            <text:p>0.054690666270256</text:p>
          </table:table-cell>
          <table:table-cell office:value-type="string" calcext:value-type="string">
            <text:p>VGG11</text:p>
          </table:table-cell>
          <table:table-cell office:value-type="float" office:value="0.4546" calcext:value-type="float">
            <text:p>0.454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598314416527748" calcext:value-type="float">
            <text:p>0.059831441652775</text:p>
          </table:table-cell>
          <table:table-cell office:value-type="string" calcext:value-type="string">
            <text:p>VGG11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618676503658295" calcext:value-type="float">
            <text:p>0.06186765036583</text:p>
          </table:table-cell>
          <table:table-cell office:value-type="string" calcext:value-type="string">
            <text:p>VGG11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642346239686012" calcext:value-type="float">
            <text:p>0.064234623968601</text:p>
          </table:table-cell>
          <table:table-cell office:value-type="string" calcext:value-type="string">
            <text:p>VGG1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718279592990875" calcext:value-type="float">
            <text:p>0.071827959299088</text:p>
          </table:table-cell>
          <table:table-cell office:value-type="string" calcext:value-type="string">
            <text:p>VGG11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858846552491188" calcext:value-type="float">
            <text:p>0.085884655249119</text:p>
          </table:table-cell>
          <table:table-cell office:value-type="string" calcext:value-type="string">
            <text:p>VGG11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915728581190109" calcext:value-type="float">
            <text:p>0.091572858119011</text:p>
          </table:table-cell>
          <table:table-cell office:value-type="string" calcext:value-type="string">
            <text:p>VGG11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941149450540543" calcext:value-type="float">
            <text:p>0.094114945054054</text:p>
          </table:table-cell>
          <table:table-cell office:value-type="string" calcext:value-type="string">
            <text:p>VGG11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5T14:39:22.553628213</meta:creation-date>
    <dc:date>2020-02-05T14:40:14.697428937</dc:date>
    <meta:editing-duration>PT52S</meta:editing-duration>
    <meta:editing-cycles>1</meta:editing-cycles>
    <meta:document-statistic meta:table-count="1" meta:cell-count="2104" meta:object-count="0"/>
    <meta:generator>LibreOffice/6.3.3.2.0$Linux_X86_64 LibreOffice_project/30$Build-2</meta:generator>
  </office:meta>
</office:document-meta>
</file>